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3" style:family="paragraph" style:parent-style-name="Standard">
      <style:text-properties fo:font-size="12pt" fo:font-weight="normal" officeooo:rsid="00757d8f" officeooo:paragraph-rsid="00a1a608" style:font-size-asian="10.5pt" style:font-weight-asian="normal" style:font-size-complex="12pt" style:font-weight-complex="normal"/>
    </style:style>
    <style:style style:name="P4" style:family="paragraph" style:parent-style-name="Standard">
      <style:text-properties fo:font-size="12pt" fo:font-weight="normal" officeooo:rsid="00757d8f" officeooo:paragraph-rsid="00b905c3" style:font-size-asian="10.5pt" style:font-weight-asian="normal" style:font-size-complex="12pt" style:font-weight-complex="normal"/>
    </style:style>
    <style:style style:name="P5" style:family="paragraph" style:parent-style-name="Standard">
      <style:text-properties fo:font-size="12pt" fo:font-weight="normal" officeooo:rsid="00775e7a" officeooo:paragraph-rsid="00775e7a" style:font-size-asian="10.5pt" style:font-weight-asian="normal" style:font-size-complex="12pt" style:font-weight-complex="normal"/>
    </style:style>
    <style:style style:name="P6" style:family="paragraph" style:parent-style-name="Standard">
      <style:text-properties fo:font-size="12pt" fo:font-weight="normal" officeooo:rsid="00775e7a" officeooo:paragraph-rsid="00a38f03" style:font-size-asian="10.5pt" style:font-weight-asian="normal" style:font-size-complex="12pt" style:font-weight-complex="normal"/>
    </style:style>
    <style:style style:name="P7" style:family="paragraph" style:parent-style-name="Standard">
      <style:text-properties fo:font-size="12pt" fo:font-weight="normal" officeooo:rsid="00775e7a" officeooo:paragraph-rsid="00b905c3" style:font-size-asian="10.5pt" style:font-weight-asian="normal" style:font-size-complex="12pt" style:font-weight-complex="normal"/>
    </style:style>
    <style:style style:name="P8" style:family="paragraph" style:parent-style-name="Standard">
      <style:text-properties fo:font-size="12pt" fo:font-weight="normal" officeooo:rsid="00775e7a" officeooo:paragraph-rsid="00ba350a" style:font-size-asian="10.5pt" style:font-weight-asian="normal" style:font-size-complex="12pt" style:font-weight-complex="normal"/>
    </style:style>
    <style:style style:name="P9" style:family="paragraph" style:parent-style-name="Standard">
      <style:text-properties fo:font-size="12pt" fo:font-weight="normal" officeooo:rsid="00ba350a" officeooo:paragraph-rsid="00ba350a" style:font-size-asian="10.5pt" style:font-weight-asian="normal" style:font-size-complex="12pt" style:font-weight-complex="normal"/>
    </style:style>
    <style:style style:name="P10" style:family="paragraph" style:parent-style-name="Standard">
      <style:text-properties fo:font-size="12pt" fo:font-weight="normal" officeooo:rsid="00bc180d" officeooo:paragraph-rsid="00bc180d" style:font-size-asian="10.5pt" style:font-weight-asian="normal" style:font-size-complex="12pt" style:font-weight-complex="normal"/>
    </style:style>
    <style:style style:name="P11" style:family="paragraph" style:parent-style-name="Standard">
      <style:text-properties fo:font-size="12pt" fo:font-weight="normal" officeooo:rsid="00bcc68d" officeooo:paragraph-rsid="00bcc68d" style:font-size-asian="10.5pt" style:font-weight-asian="normal" style:font-size-complex="12pt" style:font-weight-complex="normal"/>
    </style:style>
    <style:style style:name="P12"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P13" style:family="paragraph" style:parent-style-name="Standard">
      <style:text-properties fo:font-variant="normal" fo:text-transform="none" fo:color="#24292e" loext:opacity="100%" style:font-name="apple-system" fo:font-size="10.5pt" fo:letter-spacing="normal" fo:font-style="normal" fo:font-weight="normal" officeooo:rsid="005c0383" officeooo:paragraph-rsid="005c0383"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938815"/>
    </style:style>
    <style:style style:name="T3" style:family="text">
      <style:text-properties style:font-name="P052" officeooo:rsid="00a3cd6b"/>
    </style:style>
    <style:style style:name="T4" style:family="text">
      <style:text-properties style:font-name="P052" officeooo:rsid="00b905c3"/>
    </style:style>
    <style:style style:name="T5" style:family="text">
      <style:text-properties style:font-name="P052" officeooo:rsid="00ba0d45"/>
    </style:style>
    <style:style style:name="T6" style:family="text">
      <style:text-properties style:font-name="P052" officeooo:rsid="00bcc68d"/>
    </style:style>
    <style:style style:name="T7" style:family="text">
      <style:text-properties style:font-name="P052" officeooo:rsid="00bd7aa6"/>
    </style:style>
    <style:style style:name="T8" style:family="text">
      <style:text-properties style:font-name="P052" officeooo:rsid="00be5d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2"/>
      <text:p text:style-name="P13">mettre des effets de sympaticus dans le lien de base</text:p>
      <text:p text:style-name="P12"/>
      <text:p text:style-name="P12"/>
      <text:p text:style-name="P3"><text:span text:style-name="T4">Sensitivité </text:span><text:span text:style-name="T1">(rang 1) : </text:span><text:span text:style-name="T4">Ce pouvoir améliore les sens du psion : il peut voir dans le noir (via divers sens nouveaux selon la situation : écholocation, perception de la chaleur, hypersensitivité tactile etc.) entend mieux, goûte le poison ou la drogue dans les substances. Les malus circonstanciels de perception sont supprimés et, en situation normale, le personnage gagne un incrément à tous ses jets de perception par incrément obtenu sur l’activation de ce pouvoir.</text:span></text:p>
      <text:p text:style-name="P5"><text:span text:style-name="T1">Portée : </text:span><text:span text:style-name="T2">S</text:span><text:span text:style-name="T4">ensorielle</text:span><text:span text:style-name="T1">.</text:span></text:p>
      <text:p text:style-name="P5"><text:span text:style-name="T1">Durée : </text:span><text:span text:style-name="T4">Temporaire</text:span><text:span text:style-name="T1">.</text:span></text:p>
      <text:p text:style-name="P5"><text:span text:style-name="T1"/></text:p>
      <text:p text:style-name="P4"><text:span text:style-name="T4">Vision subtile </text:span><text:span text:style-name="T1">(rang </text:span><text:span text:style-name="T5">2</text:span><text:span text:style-name="T1">) : </text:span><text:span text:style-name="T4">Ce pouvoir </text:span><text:span text:style-name="T5">permet de discerner les auras des êtres vivants. Certains éléments ne seront discernables que via des incréments.</text:span></text:p>
      <text:p text:style-name="P4"><text:span text:style-name="T5">&lt;insérer tableaux auras&gt;</text:span></text:p>
      <text:p text:style-name="P7"><text:span text:style-name="T1">Portée : </text:span><text:span text:style-name="T2">S</text:span><text:span text:style-name="T4">ensorielle</text:span><text:span text:style-name="T1">.</text:span></text:p>
      <text:p text:style-name="P7"><text:span text:style-name="T1">Durée : </text:span><text:span text:style-name="T4">Temporaire</text:span><text:span text:style-name="T1">.</text:span></text:p>
      <text:p text:style-name="P6"><text:span text:style-name="T3"/></text:p>
      <text:p text:style-name="P9"><text:span text:style-name="T3">S</text:span><text:span text:style-name="T1">ensation distante (rang 3) : </text:span><text:span text:style-name="T6">Ce pouvoir permet de délocaliser ses sens visuels et auditifs vers une localisation distante. Le psion doit être personnellement familiarisé avec le lieu sinon des incréments obligatoires sont nécessaires :</text:span></text:p>
      <text:p text:style-name="P11"><text:span text:style-name="T1">1 incrément : lieu célèbre (salle du trône de Byzantium Secundus…) ou dont le psion a étudié les plans.</text:span></text:p>
      <text:p text:style-name="P11"><text:span text:style-name="T1">2 incréments : lieu inconnu avec lequel le psion a néanmoins un lien (prison où un ami personnel est retenu…).</text:span></text:p>
      <text:p text:style-name="P11"><text:span text:style-name="T1">3 incréments : lieu sans lien avec le psion.</text:span></text:p>
      <text:p text:style-name="P11"><text:span text:style-name="T1">Ce pouvoir peut parfaitement être combiné avec sensitivité, vision subtile ou vision de l’anima pour délocaliser un sens amélioré.</text:span></text:p>
      <text:p text:style-name="P8"><text:span text:style-name="T1">Portée : </text:span><text:span text:style-name="T6">Distante</text:span><text:span text:style-name="T1">.</text:span></text:p>
      <text:p text:style-name="P8"><text:span text:style-name="T1">Durée : </text:span><text:span text:style-name="T4">Temporaire</text:span><text:span text:style-name="T1">.</text:span></text:p>
      <text:p text:style-name="P8"><text:span text:style-name="T1"/></text:p>
      <text:p text:style-name="P9"><text:span text:style-name="T1">Vision de l’anima (rang 4) : </text:span><text:span text:style-name="T6">Le psion peut discerner les énergies occultes comme les artefacts, les rites théurgiques </text:span><text:span text:style-name="T7">ou</text:span><text:span text:style-name="T6"> les pouvoirs psi </text:span><text:span text:style-name="T7">ainsi que ceux qui les emploient.</text:span></text:p>
      <text:p text:style-name="P9"><text:span text:style-name="T7">Prendre garde à bien distinguer ce pouvoir de vision des forces occultes de la lecture d’aura, qui se préoccupe davantage des aspects personnels à la cible.</text:span></text:p>
      <text:p text:style-name="P8"><text:span text:style-name="T1">Portée : </text:span><text:span text:style-name="T6">Sensorielle</text:span><text:span text:style-name="T1">.</text:span></text:p>
      <text:p text:style-name="P8"><text:span text:style-name="T1">Durée : </text:span><text:span text:style-name="T4">Temporaire</text:span><text:span text:style-name="T1">.</text:span></text:p>
      <text:p text:style-name="P8"><text:span text:style-name="T1"/></text:p>
      <text:p text:style-name="P9"><text:span text:style-name="T1">Choc sensoriel (rang 5) : </text:span><text:span text:style-name="T8">Le psion surcharge les sens de sa cible, celle-ci subit un malus de 5 à tous ses jets de perception par incrément obtenu sur l’activation et sera généralement considérée comme immobile en combat (à moins qu’elle ne se mette à courir aveuglément, ce qui n’est pas forcément une solution).</text:span></text:p>
      <text:p text:style-name="P8"><text:span text:style-name="T1">Portée : </text:span><text:span text:style-name="T7">Sensorielle</text:span><text:span text:style-name="T1">.</text:span></text:p>
      <text:p text:style-name="P8"><text:span text:style-name="T1">Durée : </text:span><text:span text:style-name="T7">Instantané</text:span><text:span text:style-name="T4">e</text:span><text:span text:style-name="T1">.</text:span></text:p>
      <text:p text:style-name="P8"><text:span text:style-name="T1"/></text:p>
      <text:p text:style-name="P8"><text:span text:style-name="T1"/></text:p>
      <text:p text:style-name="P10"><text:span text:style-name="T1">Sympathie</text:span></text:p>
      <text:p text:style-name="P10"><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5T11:03:34.853827887</dc:date>
    <meta:editing-duration>PT19H14M39S</meta:editing-duration>
    <meta:editing-cycles>105</meta:editing-cycles>
    <meta:document-statistic meta:table-count="0" meta:image-count="0" meta:object-count="0" meta:page-count="1" meta:paragraph-count="24" meta:word-count="355" meta:character-count="2169" meta:non-whitespace-character-count="1838"/>
  </office:meta>
</office:document-meta>
</file>